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30bdaf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2" style:family="paragraph" style:parent-style-name="Standard">
      <style:text-properties style:font-name="Calibri" fo:font-size="12pt" fo:language="en" fo:country="GB" officeooo:paragraph-rsid="0030bdaf" style:font-size-asian="12pt" style:font-size-complex="12pt"/>
    </style:style>
    <style:style style:name="P1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30bdaf" style:font-size-asian="12pt" style:font-size-complex="12pt"/>
    </style:style>
    <style:style style:name="P14" style:family="paragraph" style:parent-style-name="Standard">
      <style:text-properties style:font-name="Calibri" fo:font-size="12pt" officeooo:paragraph-rsid="0030bdaf" style:font-size-asian="12pt" style:font-size-complex="12pt"/>
    </style:style>
    <style:style style:name="P15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0bdaf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0bdaf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0bdaf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30bdaf" style:text-blinking="false" fo:background-color="transparent" loext:padding="0cm" loext:border="none"/>
    </style:style>
    <style:style style:name="P2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30bdaf"/>
    </style:style>
    <style:style style:name="P22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officeooo:paragraph-rsid="0030bdaf"/>
    </style:style>
    <style:style style:name="P24" style:family="paragraph" style:parent-style-name="Heading_20_1">
      <style:text-properties fo:language="en" fo:country="GB"/>
    </style:style>
    <style:style style:name="P25" style:family="paragraph" style:parent-style-name="Standard" style:master-page-name="First_20_Page">
      <style:paragraph-properties style:page-number="auto"/>
      <style:text-properties officeooo:paragraph-rsid="0030bdaf"/>
    </style:style>
    <style:style style:name="P26" style:family="paragraph" style:parent-style-name="Standard">
      <style:text-properties fo:language="en" fo:country="GB"/>
    </style:style>
    <style:style style:name="P27" style:family="paragraph" style:parent-style-name="Standard" style:master-page-name="Standard">
      <style:paragraph-properties style:page-number="auto"/>
      <style:text-properties fo:language="en" fo:country="GB"/>
    </style:style>
    <style:style style:name="P28" style:family="paragraph" style:parent-style-name="Text_20_body" style:list-style-name="L1">
      <style:text-properties fo:language="en" fo:country="GB"/>
    </style:style>
    <style:style style:name="P29" style:family="paragraph" style:parent-style-name="Text_20_body" style:list-style-name="L2">
      <style:text-properties fo:language="en" fo:country="GB" officeooo:rsid="0023d65e" officeooo:paragraph-rsid="0023d65e"/>
    </style:style>
    <style:style style:name="P30" style:family="paragraph" style:parent-style-name="Text_20_body" style:list-style-name="L3">
      <style:text-properties fo:language="en" fo:country="GB" officeooo:rsid="00219e9f" officeooo:paragraph-rsid="00219e9f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30c3a3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30bdaf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officeooo:rsid="001dce2c"/>
    </style:style>
    <style:style style:name="T12" style:family="text">
      <style:text-properties officeooo:rsid="00219e9f"/>
    </style:style>
    <style:style style:name="T13" style:family="text">
      <style:text-properties officeooo:rsid="0023d65e"/>
    </style:style>
    <style:style style:name="T14" style:family="text">
      <style:text-properties officeooo:rsid="002459bb"/>
    </style:style>
    <style:style style:name="T15" style:family="text">
      <style:text-properties officeooo:rsid="0028edcc"/>
    </style:style>
    <style:style style:name="T16" style:family="text">
      <style:text-properties officeooo:rsid="002c8e0f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fo:color="#1155cc" loext:opacity="100%" style:text-underline-style="solid" style:text-underline-width="auto" style:text-underline-color="font-color"/>
    </style:style>
    <style:style style:name="T19" style:family="text">
      <style:text-properties style:font-name="Calibri" fo:font-size="12pt" style:font-size-asian="12pt" style:font-size-complex="12pt"/>
    </style:style>
    <style:style style:name="T20" style:family="text">
      <style:text-properties officeooo:rsid="002332ea"/>
    </style:style>
    <style:style style:name="T21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2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5"/>
      <text:p text:style-name="P23"/>
      <text:p text:style-name="P23"/>
      <text:p text:style-name="P23"/>
      <text:p text:style-name="P10"><text:span text:style-name="T7">Computer Systems – </text:span><text:span text:style-name="T8">Study guide 2</text:span><text:span text:style-name="T9"><text:line-break/></text:span><text:span text:style-name="T10">UD 02. </text:span><text:span text:style-name="T17"><text:user-field-get text:name="Tema">Windows administration -Part 2-</text:user-field-get></text:span></text:p>
      <text:p text:style-name="P20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18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8">s</text:span></text:a></text:p>
      <text:p text:style-name="P21"><text:a xlink:type="simple" xlink:href="mailto:alfredo.oltra@ceedcv.es" text:style-name="Internet_20_link" text:visited-style-name="Visited_20_Internet_20_Link"><text:span text:style-name="T19">alfredo.oltra</text:span></text:a><text:a xlink:type="simple" xlink:href="mailto:alfredo.oltra@ceedcv.es" text:style-name="Internet_20_link" text:visited-style-name="Visited_20_Internet_20_Link"><text:span text:style-name="T19">@</text:span></text:a><text:a xlink:type="simple" xlink:href="mailto:alfredo.oltra@ceedcv.es" text:style-name="Internet_20_link" text:visited-style-name="Visited_20_Internet_20_Link"><text:span text:style-name="T19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9">20<text:span text:style-name="T20">22</text:span>/20<text:span text:style-name="T21">2</text:span><text:span text:style-name="T20">3</text:span></text:p>
      <text:p text:style-name="P13"><text:tab/><text:tab/><text:tab/><text:tab/><text:tab/><text:tab/><text:tab/><text:tab/><text:tab/><text:tab/>Versión:<text:date style:data-style-name="N105" text:date-value="2022-07-25T16:17:46.252000280">220725</text:date>.<text:time style:data-style-name="N104" text:time-value="2022-07-25T16:17:46.252000280">1617</text:time></text:p>
      <text:p text:style-name="P14"/>
      <text:p text:style-name="P12"/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11"><text:soft-page-break/>Licencia</text:p>
      <text:p text:style-name="P4"/>
      <text:p text:style-name="P16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5"/>
      <text:p text:style-name="P15"><text:s/></text:p>
      <text:p text:style-name="P11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4"> </text:span>Importante</text:p>
      <text:p text:style-name="P8"/>
      <text:p text:style-name="P5"><text:span text:style-name="T4"> </text:span>Atención</text:p>
      <text:p text:style-name="P8"/>
      <text:p text:style-name="P5"><text:span text:style-name="T4"></text:span> <text:s/>Interesante</text:p>
      <text:h text:style-name="P24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2">1. Data<text:tab/>3</text:p>
          <text:p text:style-name="P22">2. Previous knowledge<text:tab/>3</text:p>
          <text:p text:style-name="P22">3. Objectives<text:tab/>3</text:p>
          <text:p text:style-name="P22">4. Contents<text:tab/>3</text:p>
          <text:p text:style-name="P22">5. Activities<text:tab/>3</text:p>
          <text:p text:style-name="P22">6. Recommendations<text:tab/>3</text:p>
        </text:index-body>
      </text:table-of-content>
      <text:p text:style-name="P4"/>
      <text:p text:style-name="P27"/>
      <text:p text:style-name="P6">UD0<text:user-field-get text:name="NumeroTema">7</text:user-field-get>. <text:user-field-get text:name="Tema">Windows administration -Part 2-</text:user-field-get></text:p>
      <text:p text:style-name="P6"/>
      <text:h text:style-name="P24" text:outline-level="1">Data</text:h>
      <text:p text:style-name="P7">From <text:span text:style-name="T16">16</text:span>/<text:span text:style-name="T16">12</text:span>/201<text:span text:style-name="T16">8</text:span> to <text:span text:style-name="T16">22</text:span>/<text:span text:style-name="T16">12</text:span>/201<text:span text:style-name="T16">8</text:span>. The length of the unit <text:span text:style-name="T12">(part 2)</text:span> is 1 week (8 hours).</text:p>
      <text:h text:style-name="P24" text:outline-level="1">Previous knowledge</text:h>
      <text:p text:style-name="P7">Previous units, specially unit 0<text:span text:style-name="T13">5 and class notes of part 1 of unit 06</text:span></text:p>
      <text:h text:style-name="P24" text:outline-level="1">Objectives</text:h>
      <text:list xml:id="list3174299616" text:style-name="L1">
        <text:list-item>
          <text:p text:style-name="P28">To learn <text:span text:style-name="T12">basics using Windows 10.</text:span></text:p>
        </text:list-item>
        <text:list-item>
          <text:p text:style-name="P28"><text:span text:style-name="T12">To learn how to use command console</text:span>.</text:p>
        </text:list-item>
      </text:list>
      <text:h text:style-name="P24" text:outline-level="1">Contents</text:h>
      <text:list xml:id="list2453257719" text:style-name="L2">
        <text:list-item>
          <text:p text:style-name="P29">System <text:span text:style-name="T14">properties</text:span></text:p>
        </text:list-item>
        <text:list-item>
          <text:p text:style-name="P29">Security manager</text:p>
        </text:list-item>
        <text:list-item>
          <text:p text:style-name="P29">Disk management</text:p>
        </text:list-item>
        <text:list-item>
          <text:p text:style-name="P29">Msconfig</text:p>
        </text:list-item>
      </text:list>
      <text:h text:style-name="P24" text:outline-level="1">Activities</text:h>
      <text:list xml:id="list1289859072" text:style-name="L3">
        <text:list-item>
          <text:p text:style-name="P30">Research and development activities<text:span text:style-name="T11">.</text:span></text:p>
        </text:list-item>
      </text:list>
      <text:h text:style-name="P24" text:outline-level="1">Recommendations</text:h>
      <text:p text:style-name="P7">Try to follow visual guides and video tutorials about how to assemble a computer, because text is not enough to understand whole process.</text:p>
      <text:p text:style-name="P7">The activities help you <text:span text:style-name="T15">to order</text:span> and clarify ideas. Besides, there are test<text:span text:style-name="T15">s</text:span> to help you <text:span text:style-name="T15">to check</text:span> your knowled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30c3a3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5H16M8S</meta:editing-duration>
    <meta:editing-cycles>37</meta:editing-cycles>
    <meta:generator>LibreOffice/7.3.2.2$Windows_X86_64 LibreOffice_project/49f2b1bff42cfccbd8f788c8dc32c1c309559be0</meta:generator>
    <dc:date>2022-07-25T16:17:46.055000000</dc:date>
    <meta:print-date>2016-11-26T23:55:33.915000000</meta:print-date>
    <meta:document-statistic meta:table-count="0" meta:image-count="1" meta:object-count="0" meta:page-count="3" meta:paragraph-count="45" meta:word-count="251" meta:character-count="1567" meta:non-whitespace-character-count="1353"/>
    <meta:template xlink:type="simple" xlink:actuate="onRequest" xlink:title="Plantilla CEED" xlink:href="../../.config/libreoffice/4/user/template/Plantilla%20CEED.ott" meta:date="2016-09-15T13:17:11.020000000"/>
  </office:meta>
</office:document-meta>
</file>